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cm" svg:height="4.2cm" svg:x="2.7cm" svg:y="3.6cm">
          <text:p text:style-name="P1">Controler</text:p>
        </draw:rect>
        <draw:rect draw:style-name="gr1" draw:text-style-name="P1" draw:layer="layout" svg:width="4.2cm" svg:height="1.6cm" svg:x="10cm" svg:y="2.6cm">
          <text:p text:style-name="P1">Tree</text:p>
          <text:p text:style-name="P1"/>
        </draw:rect>
        <draw:rect draw:style-name="gr1" draw:text-style-name="P1" draw:layer="layout" svg:width="4.2cm" svg:height="1.6cm" svg:x="10cm" svg:y="4.5cm">
          <text:p text:style-name="P1">Tree simu</text:p>
        </draw:rect>
        <draw:rect draw:style-name="gr1" draw:text-style-name="P1" draw:layer="layout" svg:width="4.2cm" svg:height="1.6cm" svg:x="9.9cm" svg:y="7.6cm">
          <text:p text:style-name="P1">Tree simu</text:p>
        </draw:rect>
        <draw:line draw:style-name="gr2" draw:text-style-name="P1" draw:layer="layout" svg:x1="6.8cm" svg:y1="4.5cm" svg:x2="10cm" svg:y2="3.5cm">
          <text:p/>
        </draw:line>
        <draw:line draw:style-name="gr2" draw:text-style-name="P1" draw:layer="layout" svg:x1="7cm" svg:y1="5.2cm" svg:x2="9.7cm" svg:y2="5.3cm">
          <text:p/>
        </draw:line>
        <draw:line draw:style-name="gr2" draw:text-style-name="P1" draw:layer="layout" svg:x1="7cm" svg:y1="5.7cm" svg:x2="9.6cm" svg:y2="8.3cm">
          <text:p/>
        </draw:line>
        <draw:line draw:style-name="gr2" draw:text-style-name="P1" draw:layer="layout" svg:x1="9.6cm" svg:y1="8.6cm" svg:x2="6.7cm" svg:y2="9.5cm">
          <text:p/>
        </draw:line>
        <draw:line draw:style-name="gr2" draw:text-style-name="P1" draw:layer="layout" svg:x1="9.8cm" svg:y1="5cm" svg:x2="6.7cm" svg:y2="9.1cm">
          <text:p/>
        </draw:line>
        <draw:line draw:style-name="gr2" draw:text-style-name="P1" draw:layer="layout" svg:x1="9.6cm" svg:y1="3.3cm" svg:x2="6.5cm" svg:y2="9cm">
          <text:p/>
        </draw:line>
        <draw:rect draw:style-name="gr1" draw:text-style-name="P1" draw:layer="layout" svg:width="3.3cm" svg:height="1.4cm" svg:x="2.9cm" svg:y="8.7cm">
          <text:p text:style-name="P1">merge</text:p>
        </draw:rect>
        <draw:line draw:style-name="gr2" draw:text-style-name="P1" draw:layer="layout" svg:x1="13.2cm" svg:y1="3.4cm" svg:x2="15.4cm" svg:y2="3.8cm">
          <text:p/>
        </draw:line>
        <draw:rect draw:style-name="gr1" draw:text-style-name="P1" draw:layer="layout" svg:width="3cm" svg:height="1.3cm" svg:x="15.3cm" svg:y="3cm">
          <text:p text:style-name="P1">MCTS calculus</text:p>
        </draw:rect>
        <draw:rect draw:style-name="gr1" draw:text-style-name="P1" draw:layer="layout" svg:width="3.4cm" svg:height="0.8cm" svg:x="1.6cm" svg:y="1cm">
          <text:p text:style-name="P1">Format tree</text:p>
        </draw:rect>
        <draw:line draw:style-name="gr2" draw:text-style-name="P1" draw:layer="layout" svg:x1="5.3cm" svg:y1="8.8cm" svg:x2="5.5cm" svg:y2="6.9cm">
          <text:p/>
        </draw:line>
        <draw:line draw:style-name="gr2" draw:text-style-name="P1" draw:layer="layout" svg:x1="3.2cm" svg:y1="5.9cm" svg:x2="-0.7cm" svg:y2="5.9cm">
          <text:p/>
        </draw:line>
        <draw:line draw:style-name="gr2" draw:text-style-name="P1" draw:layer="layout" svg:x1="-0.5cm" svg:y1="4.6cm" svg:x2="4.3cm" svg:y2="4.7cm">
          <text:p/>
        </draw:line>
        <draw:custom-shape draw:style-name="gr3" draw:text-style-name="P1" draw:layer="layout" svg:width="4cm" svg:height="5.3cm" svg:x="-4.5cm" svg:y="2.8cm">
          <text:p text:style-name="P1">Converter</text:p>
          <text:p text:style-name="P1">Etat du plateau,</text:p>
          <text:p text:style-name="P1">Renvoie mo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</meta:initial-creator>
    <meta:creation-date>2014-11-26T17:32:07.60</meta:creation-date>
    <dc:date>2014-11-26T17:44:25.88</dc:date>
    <dc:creator>Dan </dc:creator>
    <meta:editing-duration>PT12M17S</meta:editing-duration>
    <meta:editing-cycles>5</meta:editing-cycles>
    <meta:generator>OpenOffice/4.1.1$Win32 OpenOffice.org_project/411m6$Build-9775</meta:generator>
    <meta:document-statistic meta:object-count="18"/>
  </office:meta>
</office:document-meta>
</file>